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2.413cm" style:use-optimal-column-width="false"/>
    </style:style>
    <style:style style:name="co2" style:family="table-column">
      <style:table-column-properties style:column-width="6.667cm" style:use-optimal-column-width="false"/>
    </style:style>
    <style:style style:name="co3" style:family="table-column">
      <style:table-column-properties style:column-width="136.011cm" style:use-optimal-column-width="false"/>
    </style:style>
    <style:style style:name="ro1" style:family="table-row">
      <style:table-row-properties style:row-height="9.646cm" style:use-optimal-row-height="false"/>
    </style:style>
    <style:style style:name="ro2" style:family="table-row">
      <style:table-row-properties style:row-height="28.536cm" style:use-optimal-row-height="false"/>
    </style:style>
    <style:style style:name="ce1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Tahoma" fo:font-size="180pt" fo:font-weight="bold" style:font-name-asian="Liberation Sans1" style:font-size-asian="180pt" style:font-weight-asian="bold" style:font-name-complex="Tahoma" style:font-size-complex="180pt" style:font-weight-complex="bold"/>
    </style:style>
    <style:style style:name="ce3" style:family="table-cell">
      <loext:graphic-properties draw:textarea-vertical-align="middle"/>
      <style:paragraph-properties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ce4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5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margin-left="1.5cm" fo:margin-right="1.5cm" fo:margin-top="1.5cm" fo:margin-bottom="1.5cm" fo:line-height="100%" fo:text-align="center" fo:text-indent="0cm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margin-left="1.5cm" fo:margin-right="1.5cm" fo:margin-top="1.5cm" fo:margin-bottom="1.5cm" fo:line-height="100%" fo:text-align="center" fo:text-indent="0cm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P3" style:family="paragraph">
      <style:paragraph-properties fo:margin-left="1.5cm" fo:margin-right="1.5cm" fo:margin-top="1.5cm" fo:margin-bottom="1.5cm" fo:line-height="100%" fo:text-align="center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4" style:family="paragraph">
      <style:paragraph-properties fo:margin-left="1.5cm" fo:margin-right="1.5cm" fo:margin-top="1.5cm" fo:margin-bottom="1.5cm" fo:line-height="100%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T2" style:family="text">
      <style:text-properties style:font-name="Tahoma" fo:font-size="180pt" style:font-name-asian="Liberation Sans1" style:font-size-asian="180pt" style:font-name-complex="Tahoma" style:font-size-complex="180pt"/>
    </style:style>
    <style:style style:name="T3" style:family="text">
      <style:text-properties style:font-name="Alvi Nastaleeq" fo:font-size="200pt" style:font-name-asian="Liberation Sans1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15.09cm" svg:height="247.579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<text:span text:style-name="T1">کیسی یہ شام آئی اولادِ سیدہؑ پر</text:span></text:p>
              </table:table-cell>
              <table:table-cell table:style-name="ce2"/>
              <table:table-cell table:style-name="ce3">
                <text:p text:style-name="P2"><text:span text:style-name="T2">Kesi ye sham ayi aulad e Sayyeda par</text:span></text:p>
              </table:table-cell>
            </table:table-row>
            <table:table-row table:style-name="ro1" table:default-cell-style-name="ce3">
              <table:table-cell table:style-name="ce4">
                <text:p text:style-name="P3"><text:span text:style-name="T3">سجادؑ رو رہے ہیں زینبؑ سے منہ چھپا کر</text:span></text:p>
              </table:table-cell>
              <table:table-cell/>
              <table:table-cell>
                <text:p text:style-name="P2"><text:span text:style-name="T2">Sajjad ro rahay hain Zainab se mun chupa kar</text:span></text:p>
              </table:table-cell>
            </table:table-row>
            <table:table-row table:style-name="ro2" table:default-cell-style-name="ce3">
              <table:table-cell table:style-name="ce5">
                <text:p text:style-name="P4"><text:span text:style-name="T3">اک سمت بے کفن ہے بھائی کا اس کے لاشہ</text:span><text:span text:style-name="T3"><text:line-break/></text:span><text:span text:style-name="T3">عبّاسؑ کی بہن کا باقی رہا نہ پردہ</text:span><text:span text:style-name="T3"><text:line-break/></text:span><text:span text:style-name="T3">اب سوچتی ہے زینبؑ مانگے کفن یا چادر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Ik simt be kafan hai bhai ka uske lasha</text:span><text:span text:style-name="T2"><text:line-break/></text:span><text:span text:style-name="T2">Abbas ki behen ka baqi raha na parda</text:span><text:span text:style-name="T2"><text:line-break/></text:span><text:span text:style-name="T2">Ab sochti hai Zainab maangey kafan ya chadar</text:span></text:p>
              </table:table-cell>
            </table:table-row>
            <table:table-row table:style-name="ro2" table:default-cell-style-name="ce3">
              <table:table-cell table:style-name="ce5">
                <text:p text:style-name="P4"><text:span text:style-name="T3">بازو کہیں پڑے ہیں لاشہ کہیں پڑا ہے</text:span><text:span text:style-name="T3"><text:line-break/></text:span><text:span text:style-name="T3">زینبؑ کی بے بسی پر غازیؑ تڑپ رہا ہے</text:span><text:span text:style-name="T3"><text:line-break/></text:span><text:span text:style-name="T3">روتی ہے بے کسی بھی فرشِ عزا بچھا کر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Bazu kahin parey hain lasha kahin para hai</text:span><text:span text:style-name="T2"><text:line-break/></text:span><text:span text:style-name="T2">Zainab ki bebasi par Ghazi tarap raha hai</text:span><text:span text:style-name="T2"><text:line-break/></text:span><text:span text:style-name="T2">Roti hai bekasi bhi farsh e aza bicha kar</text:span></text:p>
              </table:table-cell>
            </table:table-row>
            <table:table-row table:style-name="ro2" table:default-cell-style-name="ce3">
              <table:table-cell table:style-name="ce5">
                <text:p text:style-name="P4"><text:span text:style-name="T3">جو گھر میں دو قدم بھی پیدل نہیں چلی ہے</text:span><text:span text:style-name="T3"><text:line-break/></text:span><text:span text:style-name="T3">اک دن میں وہ ہی زینبؑ عبّاس بن گئی ہے</text:span><text:span text:style-name="T3"><text:line-break/></text:span><text:span text:style-name="T3">پہرے پہ آ گئی ہے تنہا علم اُٹھا کر</text:span></text:p>
              </table:table-cell>
              <table:table-cell>
                <text:p text:style-name="P2"><text:span text:style-name="T2">3</text:span></text:p>
              </table:table-cell>
              <table:table-cell>
                <text:p text:style-name="P2"><text:span text:style-name="T2">Jo ghar me do qadam bhi paidal nahin chali hai</text:span><text:span text:style-name="T2"><text:line-break/></text:span><text:span text:style-name="T2">Ik din me wahi Zainab Abbas ban gayi hai</text:span><text:span text:style-name="T2"><text:line-break/></text:span><text:span text:style-name="T2">Pehre pe aa gayi hai tanha alam utha kar</text:span></text:p>
              </table:table-cell>
            </table:table-row>
            <table:table-row table:style-name="ro2" table:default-cell-style-name="ce3">
              <table:table-cell table:style-name="ce5">
                <text:p text:style-name="P4"><text:span text:style-name="T3">سجادؑ سے لپٹ کر کہتی رہی سکینہؑ</text:span><text:span text:style-name="T3"><text:line-break/></text:span><text:span text:style-name="T3">احساس ہو رہا ہے میں ہو گئی یتیماں</text:span><text:span text:style-name="T3"><text:line-break/></text:span><text:span text:style-name="T3">ظالم ڈرا رہا ہے نیزہ دکھا دکھا کر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Sajjad se lipat kar kehti rahi Sakina</text:span><text:span text:style-name="T2"><text:line-break/></text:span><text:span text:style-name="T2">Ehsaas ho raha hai main ho gayi yateema</text:span><text:span text:style-name="T2"><text:line-break/></text:span><text:span text:style-name="T2">Zalim dara raha hai naiza dikha dikha kar</text:span></text:p>
              </table:table-cell>
            </table:table-row>
            <table:table-row table:style-name="ro2" table:default-cell-style-name="ce3">
              <table:table-cell table:style-name="ce5">
                <text:p text:style-name="P4"><text:span text:style-name="T3">لاشوں کے درمیاں وہ بابا کو ڈھونڈتی ہے</text:span><text:span text:style-name="T3"><text:line-break/></text:span><text:span text:style-name="T3">منہ اپنا پیٹ کر یہ فریاد کر رہی ہے</text:span><text:span text:style-name="T3"><text:line-break/></text:span><text:span text:style-name="T3">قدموں میں ہی سلا دو بابا مجھے بلا کر</text:span></text:p>
              </table:table-cell>
              <table:table-cell>
                <text:p text:style-name="P2"><text:span text:style-name="T2">5</text:span></text:p>
              </table:table-cell>
              <table:table-cell>
                <text:p text:style-name="P2"><text:span text:style-name="T2">Lashon ke darmiyan wo baba ko dhoondhti hai</text:span><text:span text:style-name="T2"><text:line-break/></text:span><text:span text:style-name="T2">Mun apna peet kar ye faryad kar rahi hai</text:span><text:span text:style-name="T2"><text:line-break/></text:span><text:span text:style-name="T2">Qadmon mein hi sula do baba mujhe bula kar</text:span></text:p>
              </table:table-cell>
            </table:table-row>
            <table:table-row table:style-name="ro2" table:default-cell-style-name="ce3">
              <table:table-cell table:style-name="ce5">
                <text:p text:style-name="P4"><text:span text:style-name="T3">جب آگئے نجف سے بیٹی کو ملنے بابا</text:span><text:span text:style-name="T3"><text:line-break/></text:span><text:span text:style-name="T3">زانوں پہ رکھ کے سر یہ کہنے لگی وہ دکھیا</text:span><text:span text:style-name="T3"><text:line-break/></text:span><text:span text:style-name="T3">زینبؑ اجڑ گئی ہے کرب و بلا بسا کر</text:span></text:p>
              </table:table-cell>
              <table:table-cell>
                <text:p text:style-name="P2"><text:span text:style-name="T2">6</text:span></text:p>
              </table:table-cell>
              <table:table-cell>
                <text:p text:style-name="P2"><text:span text:style-name="T2">Jab aa gaye Najaf se beti ko milne baba</text:span><text:span text:style-name="T2"><text:line-break/></text:span><text:span text:style-name="T2">Zaanu pe rakh ke sar ye kehne lagi wo dukhiya</text:span><text:span text:style-name="T2"><text:line-break/></text:span><text:span text:style-name="T2">Zainab ujar gayi hai Karbobala basa kar</text:span></text:p>
              </table:table-cell>
            </table:table-row>
            <table:table-row table:style-name="ro2" table:default-cell-style-name="ce3">
              <table:table-cell table:style-name="ce5">
                <text:p text:style-name="P4"><text:span text:style-name="T3">خیموں کے ساتھ جھولا بستر بھی جل گیا ہے</text:span><text:span text:style-name="T3"><text:line-break/></text:span><text:span text:style-name="T3">ناموسِ مصطفی کو باغی کہا گیا ہے</text:span><text:span text:style-name="T3"><text:line-break/></text:span><text:span text:style-name="T3">لے جائیں گے صبح کو قیدی ہمیں بنا کر</text:span></text:p>
              </table:table-cell>
              <table:table-cell>
                <text:p text:style-name="P2"><text:span text:style-name="T2">7</text:span></text:p>
              </table:table-cell>
              <table:table-cell>
                <text:p text:style-name="P2"><text:span text:style-name="T2">Khaimon ke sath jhola bistar bhi jal gaya hai</text:span><text:span text:style-name="T2"><text:line-break/></text:span><text:span text:style-name="T2">Namoos e Mustafa ko baghi kaha gaya hai</text:span><text:span text:style-name="T2"><text:line-break/></text:span><text:span text:style-name="T2">Le jayenge subah ko qaidi hamein bana kar</text:span></text:p>
              </table:table-cell>
            </table:table-row>
            <table:table-row table:style-name="ro2" table:default-cell-style-name="ce3">
              <table:table-cell table:style-name="ce5">
                <text:p text:style-name="P4"><text:span text:style-name="T3">گزرے گی کیسے یاورؔ مقتل سے شہزادی</text:span><text:span text:style-name="T3"><text:line-break/></text:span><text:span text:style-name="T3">عابدؑ نے رات مومن یہ سوچ کر گزاری</text:span><text:span text:style-name="T3"><text:line-break/></text:span><text:span text:style-name="T3">زینبؑ کا نام لے گا ظالم جو مسکرا کر</text:span></text:p>
              </table:table-cell>
              <table:table-cell>
                <text:p text:style-name="P2"><text:span text:style-name="T2">8</text:span></text:p>
              </table:table-cell>
              <table:table-cell>
                <text:p text:style-name="P2"><text:span text:style-name="T2">Guzregi kaise Yawar maqtal se shahzaadi</text:span><text:span text:style-name="T2"><text:line-break/></text:span><text:span text:style-name="T2">Abid ne raat Momin ye soch kar guzari</text:span><text:span text:style-name="T2"><text:line-break/></text:span><text:span text:style-name="T2">Zainab ka naam lega zalim jo muskura kar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215.09cm" fo:page-height="247.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21T13:06:49.057188200</dc:date>
    <meta:editing-duration>PT1H7M45S</meta:editing-duration>
    <meta:editing-cycles>21</meta:editing-cycles>
    <meta:generator>LibreOffice/25.2.4.3$Windows_X86_64 LibreOffice_project/33e196637044ead23f5c3226cde09b47731f7e27</meta:generator>
    <meta:document-statistic meta:object-count="1"/>
  </office:meta>
</office:document-meta>
</file>